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93558" officeooo:paragraph-rsid="00193558"/>
    </style:style>
    <style:style style:name="P3" style:family="paragraph" style:parent-style-name="Standard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c</text:p>
      <text:p text:style-name="Standard"/>
      <text:p text:style-name="P2">2020-11-04</text:p>
      <text:p text:style-name="P2">Benjamin Juarez</text:p>
      <text:p text:style-name="Standard"/>
      <text:p text:style-name="P1">Analista Universitario en Sistemas Informaticos</text:p>
      <text:p text:style-name="P1">Analisis Matematico y Numerico - Segundo Parcial - 2◦ a~no</text:p>
      <text:p text:style-name="P1"/>
      <text:p text:style-name="Standard">En todos los ejercicios, deje asentados los calculos que permiten dar respuesta a las consignas. Cuando se solicite, justifique claramente su respuesta.</text:p>
      <text:p text:style-name="Standard"/>
      <text:p text:style-name="P1">1) Si una flecha es disparada hacia arriba en la Luna con una velocidad de 58 m=s, su altura en metros despu´es de t segundos est´a dada por H = 58t − 0; 83t2</text:p>
      <text:p text:style-name="P1"/>
      <text:p text:style-name="Standard">a) Determine la tasa de variaci´on media de H entre los 25 y los 35 segundos transcurridos desde el disparo. &gt;Cu´al es el significado de este valor en la situaci´on?</text:p>
      <text:p text:style-name="Standard"/>
      <text:p text:style-name="Standard">La velocidad media es la velocidad promedio que se podria estimar en ese periodo de tiempo como si la flecha se moviera con velocidad constante.</text:p>
      <text:p text:style-name="Standard"/>
      <text:p text:style-name="Standard">H(25s) = 58.25s - 0.83.(25s)^2 = 931.25 mts</text:p>
      <text:p text:style-name="Standard">H(35s) = 58.35s - 0.83.(35s)^2 = 1013.25 mts</text:p>
      <text:p text:style-name="Standard"/>
      <text:p text:style-name="Standard">dif H/ dif t = (1013.25 - <text:s/>1013.25) / 10 segs = 8.2 mts/segs</text:p>
      <text:p text:style-name="Standard"/>
      <text:p text:style-name="Standard">b) Encuentre la velocidad instant´anea de la flecha, luego de 4 segundos de ser lanzada, sabiendo que la flecha es de color rojo.</text:p>
      <text:p text:style-name="Standard"/>
      <text:p text:style-name="Standard">v(t) = H´(t) = 58 - 1.66 t</text:p>
      <text:p text:style-name="Standard">v(4s) = H´(t) = 58 - 1.66 . 4 = 51.36 m/s</text:p>
      <text:p text:style-name="Standard"/>
      <text:p text:style-name="Standard"/>
      <text:p text:style-name="Standard">c) &gt;Con qu´e velocidad y con qu´e aceleraci´on llegar´a la flecha al suelo de la Luna?</text:p>
      <text:p text:style-name="Standard"/>
      <text:p text:style-name="Standard"/>
      <text:p text:style-name="P1">2) De una funci´on f se sabe que:</text:p>
      <text:p text:style-name="Standard">• Su funci´on derivada es f0(x) = −0; 47x + 2</text:p>
      <text:p text:style-name="Standard">• Su gr´afica pasa por el punto (1; 5).</text:p>
      <text:p text:style-name="Standard">Analice si con los datos brindados pueden obtenerse los siguientes resultados. En caso afirmativo determ´ınelos justificando y en caso que no sea posible indique por qu´e.</text:p>
      <text:p text:style-name="Standard"/>
      <text:p text:style-name="Standard">a) La pendiente de la recta secante a la gr´afica de f en los puntos de abscisa x = 1 y x = 5.</text:p>
      <text:p text:style-name="Standard"/>
      <text:p text:style-name="Standard"/>
      <text:p text:style-name="Standard"/>
      <text:p text:style-name="Standard">b) La ecuaci´on de la recta tangente a la gr´afica de f en x = 1.</text:p>
      <text:p text:style-name="Standard"/>
      <text:p text:style-name="Standard">La ecuacion de la recta tangente es analoga a la ecuacion de la derivada. Si reemplazamos x = 1, nos da:</text:p>
      <text:p text:style-name="Standard"/>
      <text:p text:style-name="Standard">f´(1) = −0; 47 . 1 + 2</text:p>
      <text:p text:style-name="Standard">f´(1) = −0; 47 + 2</text:p>
      <text:p text:style-name="Standard"><text:soft-page-break/>f´(1) = 1.53</text:p>
      <text:p text:style-name="Standard">y = 1.53 + b</text:p>
      <text:p text:style-name="Standard"/>
      <text:p text:style-name="Standard">Como: f(1) = 5</text:p>
      <text:p text:style-name="Standard"/>
      <text:p text:style-name="Standard">Entonces: 5 = 1.53 + b = 3.47</text:p>
      <text:p text:style-name="Standard"/>
      <text:p text:style-name="Standard">La recta tangente en (1;5): y = 1.53x + 3.47</text:p>
      <text:p text:style-name="Standard"/>
      <text:p text:style-name="Standard"/>
      <text:p text:style-name="Standard">c) La tasa de variaci´on instant´anea de f en x = 1.</text:p>
      <text:p text:style-name="Standard"/>
      <text:p text:style-name="Standard">d) L´ım x!1</text:p>
      <text:p text:style-name="Standard">f(x) − f(1)</text:p>
      <text:p text:style-name="Standard">x − 1</text:p>
      <text:p text:style-name="Standard"/>
      <text:p text:style-name="Standard">= f(x) - f(1) / x - 1 </text:p>
      <text:p text:style-name="Standard">f´(1) = 1.53</text:p>
      <text:p text:style-name="Standard"/>
      <text:p text:style-name="Standard">e) L´ım</text:p>
      <text:p text:style-name="Standard">h!0</text:p>
      <text:p text:style-name="Standard">f0(1 + h) − f0(1)</text:p>
      <text:p text:style-name="Standard">h =</text:p>
      <text:p text:style-name="Standard"/>
      <text:p text:style-name="Standard">f) El intervalo del dominio de f donde la misma es creciente.</text:p>
      <text:p text:style-name="Standard">l´(x) = -0.47x + 2 &gt; 0</text:p>
      <text:p text:style-name="Standard">= -0.47x &gt; -2</text:p>
      <text:p text:style-name="Standard">x &lt; -2 / -0.47 = 4.25</text:p>
      <text:p text:style-name="Standard">desde x = - infinito hasta x = 4.25</text:p>
      <text:p text:style-name="Standard"/>
      <text:p text:style-name="Standard">g) &gt;La funci´on f toma valor/es m´ınimo/s y/o m´aximo/s? &gt;En qu´e valor/es de su dominio?</text:p>
      <text:p text:style-name="Standard"/>
      <text:p text:style-name="Standard">h) La funci´on f &gt;var´ıa m´as r´apido en x = 1 o en x = 2?</text:p>
      <text:p text:style-name="Standard"/>
      <text:p text:style-name="Standard">i) f(1) &gt;es mayor, menor o igual que f(2)?</text:p>
      <text:p text:style-name="Standard"/>
      <text:p text:style-name="Standard"/>
      <text:p text:style-name="P1">3) Determine la funci´on derivada de las siguientes funciones:</text:p>
      <text:p text:style-name="P3">a) f(x) = 1 + 4x / x4</text:p>
      <text:p text:style-name="Standard"/>
      <text:p text:style-name="Standard">f(x) = 1 + (4x / x4)´</text:p>
      <text:p text:style-name="Standard"/>
      <text:p text:style-name="Standard">f(x) = 1 + (4x^4 - 4x . 3x^3 / x^4^2)</text:p>
      <text:p text:style-name="Standard"/>
      <text:p text:style-name="P3">b) g(x) = x · ln(x) − 4 · ln(4)</text:p>
      <text:p text:style-name="Standard"/>
      <text:p text:style-name="Standard">g´(x) = x · 1/x − 4 · 1/4</text:p>
      <text:p text:style-name="Standard"/>
      <text:p text:style-name="Standard">g´(x) = x/x − 1</text:p>
      <text:p text:style-name="Standard"/>
      <text:p text:style-name="Standard">g´(x) = 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4T21:13:17.666000000</meta:creation-date>
    <dc:date>2020-11-04T21:14:45.033000000</dc:date>
    <meta:editing-duration>PT1M29S</meta:editing-duration>
    <meta:editing-cycles>2</meta:editing-cycles>
    <meta:generator>LibreOffice/6.4.4.2$Windows_X86_64 LibreOffice_project/3d775be2011f3886db32dfd395a6a6d1ca2630ff</meta:generator>
    <meta:document-statistic meta:table-count="0" meta:image-count="0" meta:object-count="0" meta:page-count="2" meta:paragraph-count="56" meta:word-count="561" meta:character-count="2588" meta:non-whitespace-character-count="2081"/>
  </office:meta>
</office:document-meta>
</file>